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erif" svg:font-family="'Noto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size="36pt" style:font-size-asian="36pt" style:font-size-complex="36pt"/>
    </style:style>
    <style:style style:name="P2" style:family="paragraph" style:parent-style-name="Standard" style:list-style-name="L1"/>
    <style:style style:name="P3" style:family="paragraph" style:parent-style-name="Title">
      <style:text-properties fo:font-size="44pt" style:font-size-asian="44pt" style:font-size-complex="44pt"/>
    </style:style>
    <style:style style:name="P4" style:family="paragraph" style:parent-style-name="Text_20_body" style:list-style-name="L1">
      <style:text-properties fo:font-size="18pt" style:font-size-asian="18pt" style:font-size-complex="18p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officeooo:rsid="000813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betsdag 9 maj 2020</text:p>
      <text:p text:style-name="P1">Förslag på arbetsuppgifter</text:p>
      <text:h text:style-name="Heading_20_1" text:outline-level="1">Lekplatsen</text:h>
      <text:list xml:id="list3764634811" text:style-name="L1">
        <text:list-item>
          <text:p text:style-name="P2">Kör bänkarna till badet, tag bort det dåliga bordet. <text:line-break/><text:span text:style-name="T1">Bil och släpvagn behövs.</text:span></text:p>
        </text:list-item>
        <text:list-item>
          <text:p text:style-name="P4">Ta ner majstången.</text:p>
        </text:list-item>
        <text:list-item>
          <text:p text:style-name="P4">Olja gungbräda, bord och bänkar. Pelle har olja.</text:p>
        </text:list-item>
      </text:list>
      <text:h text:style-name="Heading_20_1" text:outline-level="1">Klappbryggan</text:h>
      <text:list xml:id="list307734374" text:style-name="L2">
        <text:list-item>
          <text:p text:style-name="P5">Byt ut dåliga brädor och förstärk landgången <text:span text:style-name="T1">med tvärslåar</text:span>.</text:p>
        </text:list-item>
      </text:list>
      <text:h text:style-name="Heading_20_1" text:outline-level="1">Bystugan</text:h>
      <text:list xml:id="list1374210057" text:style-name="L3">
        <text:list-item>
          <text:p text:style-name="P6">Tvätta fönster och kolla skåp och lådor i köket.</text:p>
        </text:list-item>
        <text:list-item>
          <text:p text:style-name="P6">Måla ytterdörrarna. Pelle har färg och penslar.</text:p>
        </text:list-item>
        <text:list-item>
          <text:p text:style-name="P6">Kolla hängrännorna.</text:p>
        </text:list-item>
        <text:list-item>
          <text:p text:style-name="P6">Flytta tillbaka gruset som snöplogen lagt i högar.</text:p>
        </text:list-item>
        <text:list-item>
          <text:p text:style-name="P6">Underhåll diket längs stigen till Törneberg.</text:p>
        </text:list-item>
        <text:list-item>
          <text:p text:style-name="P6">Kör grus till byarnas sandningslådor. Bil/fyrhjuling <text:line-break/>och släpvagn behövs.</text:p>
        </text:list-item>
        <text:list-item>
          <text:p text:style-name="P6">Måla dasset rött, dörren svart och tvätta <text:line-break/>vindskivorna. Pelle har färg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erif" svg:font-family="'Noto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" fo:font-family="'Noto Serif'" style:font-style-name="Regular" style:font-family-generic="roman" style:font-pitch="variable" fo:font-size="18pt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212cm" loext:contextual-spacing="false" fo:text-indent="0cm" style:auto-text-indent="false" fo:keep-with-next="always"/>
      <style:text-properties style:font-name="Noto Serif" fo:font-family="'Noto Serif'" style:font-style-name="Regular" style:font-family-generic="roman" style:font-pitch="variable" fo:font-size="18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font-size="18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6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9cm" fo:margin-bottom="0.801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1:12:44.529079054</meta:creation-date>
    <dc:date>2020-05-09T07:15:02.608691330</dc:date>
    <meta:editing-duration>PT8M48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6" meta:word-count="106" meta:character-count="644" meta:non-whitespace-character-count="562"/>
  </office:meta>
</office:document-meta>
</file>